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077cm" style:use-optimal-column-width="false"/>
    </style:style>
    <style:style style:name="co2" style:family="table-column">
      <style:table-column-properties style:column-width="5.089cm" style:use-optimal-column-width="false"/>
    </style:style>
    <style:style style:name="ro1" style:family="table-row">
      <style:table-row-properties style:row-height="2.533cm" style:use-optimal-row-height="false"/>
    </style:style>
    <style:style style:name="ro2" style:family="table-row">
      <style:table-row-properties style:row-height="4.976cm" style:use-optimal-row-height="false"/>
    </style:style>
    <style:style style:name="ce1" style:family="table-cell">
      <loext:graphic-properties draw:textarea-vertical-align="middle"/>
      <style:paragraph-properties fo:margin-top="0cm" fo:margin-bottom="0.103cm" fo:text-align="center"/>
      <style:text-properties fo:color="#b3cac7" loext:opacity="100%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margin-top="0.051cm" fo:margin-bottom="0cm" fo:text-align="center"/>
      <style:text-properties fo:color="#b3cac7" loext:opacity="100%" fo:font-size="28pt" style:font-size-asian="28pt" style:font-size-complex="28pt"/>
    </style:style>
    <style:style style:name="P1" style:family="paragraph">
      <style:paragraph-properties fo:margin-top="0cm" fo:margin-bottom="0.103cm" fo:text-align="center"/>
      <style:text-properties fo:color="#b3cac7" loext:opacity="100%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051cm" fo:margin-bottom="0cm" fo:text-align="center"/>
      <style:text-properties fo:color="#b3cac7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319cm" svg:height="7.508cm" svg:x="0.365cm" svg:y="3.392cm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ODO</text:p>
              </table:table-cell>
              <table:table-cell>
                <text:p text:style-name="P1">HOLD</text:p>
              </table:table-cell>
              <table:table-cell>
                <text:p text:style-name="P1">WIP</text:p>
              </table:table-cell>
              <table:table-cell>
                <text:p text:style-name="P1">DONE</text:p>
              </table:table-cell>
            </table:table-row>
            <table:table-row table:style-name="ro2" table:default-cell-style-name="ce2">
              <table:table-cell>
                <text:p text:style-name="P2">${TODO}</text:p>
              </table:table-cell>
              <table:table-cell>
                <text:p text:style-name="P2">${HOLD}</text:p>
              </table:table-cell>
              <table:table-cell>
                <text:p text:style-name="P2">${WIP}</text:p>
              </table:table-cell>
              <table:table-cell>
                <text:p text:style-name="P2">${DONE}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31T18:52:24.343558843</meta:creation-date>
    <dc:date>2023-01-01T17:45:46.860811251</dc:date>
    <meta:editing-duration>PT26M10S</meta:editing-duration>
    <meta:editing-cycles>10</meta:editing-cycles>
    <meta:generator>LibreOffice/7.1.8.1$Linux_X86_64 LibreOffice_project/10$Build-1</meta:generator>
    <meta:document-statistic meta:object-count="1"/>
  </office:meta>
</office:document-meta>
</file>